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c308" officeooo:paragraph-rsid="0005c30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5c308" officeooo:paragraph-rsid="0005c308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694ff" officeooo:paragraph-rsid="000694ff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5c308" officeooo:paragraph-rsid="0005c308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5c308" officeooo:paragraph-rsid="0005c308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6pt" fo:font-weight="bold" officeooo:rsid="0005c308" officeooo:paragraph-rsid="0005c308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2pt" fo:font-weight="bold" officeooo:rsid="0005c308" officeooo:paragraph-rsid="0005c308" fo:background-color="#ffff00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5c308" officeooo:paragraph-rsid="0005c308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5c308" officeooo:paragraph-rsid="0005c308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05c308" officeooo:paragraph-rsid="0005c30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5c308" officeooo:paragraph-rsid="0005c308" fo:background-color="#ffff0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c5917" officeooo:paragraph-rsid="000c5917" fo:background-color="#ffff0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5c308" officeooo:paragraph-rsid="0005c308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6f97b" officeooo:paragraph-rsid="0006f97b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5c308" officeooo:paragraph-rsid="0005c308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c5917" officeooo:paragraph-rsid="000c5917" fo:background-color="transparent" style:font-size-asian="10.5pt" style:font-weight-asian="normal" style:font-size-complex="12pt" style:font-weight-complex="normal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bjects</text:p>
      <text:p text:style-name="P6"/>
      <text:p text:style-name="P1">Adicionando novas chaves ao objeto</text:p>
      <text:p text:style-name="P1"/>
      <text:p text:style-name="P10">const customer1 = {</text:p>
      <text:p text:style-name="P10"><text:s text:c="2"/>firstName: 'Roberto',</text:p>
      <text:p text:style-name="P10"><text:s text:c="2"/>age: 22,</text:p>
      <text:p text:style-name="P10"><text:s text:c="2"/>job: 'Teacher',</text:p>
      <text:p text:style-name="P10">};</text:p>
      <text:p text:style-name="P10"/>
      <text:p text:style-name="P10">console.log(customer1);</text:p>
      <text:p text:style-name="P10"/>
      <text:p text:style-name="P7">customer1.lastName = 'Faria';</text:p>
      <text:p text:style-name="P10">console.log(customer1);</text:p>
      <text:p text:style-name="P10"/>
      <text:p text:style-name="P10">const customer2 = {</text:p>
      <text:p text:style-name="P10"><text:s text:c="2"/>firstName: 'Maria',</text:p>
      <text:p text:style-name="P10"><text:s text:c="2"/>age: 23,</text:p>
      <text:p text:style-name="P10"><text:s text:c="2"/>job: 'Medic',</text:p>
      <text:p text:style-name="P10">};</text:p>
      <text:p text:style-name="P10"/>
      <text:p text:style-name="P10">console.log(customer2);</text:p>
      <text:p text:style-name="P7">customer2['lastName'] = 'Silva';</text:p>
      <text:p text:style-name="P10">console.log(customer2);</text:p>
      <text:p text:style-name="P10"/>
      <text:p text:style-name="P3">Duas formas de adicionar propriedade:</text:p>
      <text:p text:style-name="P2"/>
      <text:p text:style-name="P2">objeto.nomeDaPropriedade .</text:p>
      <text:p text:style-name="P2">objeto[variavelQueContemONomeDaPropriedade] .</text:p>
      <text:p text:style-name="P2"/>
      <text:p text:style-name="P14">Adicionando mais informações de forma estruturada.</text:p>
      <text:p text:style-name="P13"/>
      <text:p text:style-name="P13">const customer = {</text:p>
      <text:p text:style-name="P13"><text:s text:c="2"/>firstName: 'Roberto',</text:p>
      <text:p text:style-name="P13"><text:s text:c="2"/>age: 22,</text:p>
      <text:p text:style-name="P13"><text:s text:c="2"/>job: 'Teacher',</text:p>
      <text:p text:style-name="P13">};</text:p>
      <text:p text:style-name="P13"/>
      <text:p text:style-name="P13">let newKey = 'lastName';</text:p>
      <text:p text:style-name="P13">const lastName = 'Ferreira';</text:p>
      <text:p text:style-name="P13">customer[newKey] = lastName;</text:p>
      <text:p text:style-name="P13">newKey = 'fullName';</text:p>
      <text:p text:style-name="P13">const fullName = `${customer.firstName} ${customer.lastName}`;</text:p>
      <text:p text:style-name="P13">customer[newKey] = fullName;</text:p>
      <text:p text:style-name="P13">console.log(customer);</text:p>
      <text:p text:style-name="P13"/>
      <text:p text:style-name="P13"/>
      <text:p text:style-name="P13"/>
      <text:p text:style-name="P13"/>
      <text:p text:style-name="P13"/>
      <text:p text:style-name="P5"><text:soft-page-break/>Parte II – Object.keys</text:p>
      <text:p text:style-name="P5"/>
      <text:p text:style-name="P15">var arr = ['a', 'b', 'c'];</text:p>
      <text:p text:style-name="P11">console.log(Object.keys(arr)); // console: ['0', '1', '2']</text:p>
      <text:p text:style-name="P15"/>
      <text:p text:style-name="P15">// array com objeto</text:p>
      <text:p text:style-name="P11">var obj = { 0: 'a', 1: 'b', 2: 'c' };</text:p>
      <text:p text:style-name="P11">console.log(Object.keys(obj)); // console: ['0', '1', '2']</text:p>
      <text:p text:style-name="P11"/>
      <text:p text:style-name="P15">const student1 = {</text:p>
      <text:p text:style-name="P15"><text:s text:c="2"/>Html: 'Muito Bom',</text:p>
      <text:p text:style-name="P15"><text:s text:c="2"/>Css: 'Bom',</text:p>
      <text:p text:style-name="P15"><text:s text:c="2"/>JavaScript: 'Ótimo',</text:p>
      <text:p text:style-name="P15"><text:s text:c="2"/>SoftSkills: 'Ótimo',</text:p>
      <text:p text:style-name="P15">};</text:p>
      <text:p text:style-name="P15"/>
      <text:p text:style-name="P15">const student2 = {</text:p>
      <text:p text:style-name="P15"><text:s text:c="2"/>Html: 'Bom',</text:p>
      <text:p text:style-name="P15"><text:s text:c="2"/>Css: 'Ótimo',</text:p>
      <text:p text:style-name="P15"><text:s text:c="2"/>JavaScript: 'Ruim',</text:p>
      <text:p text:style-name="P15"><text:s text:c="2"/>SoftSkills: 'Ótimo',</text:p>
      <text:p text:style-name="P15"><text:s text:c="2"/>Git: 'Bom', // chave adicionada</text:p>
      <text:p text:style-name="P15">};</text:p>
      <text:p text:style-name="P15"/>
      <text:p text:style-name="P15">const listSkills = (student) =&gt; {</text:p>
      <text:p text:style-name="P15"><text:s text:c="2"/>const arrayOfSkills = Object.keys(student);</text:p>
      <text:p text:style-name="P15"><text:s text:c="2"/>for(index in arrayOfSkills){</text:p>
      <text:p text:style-name="P15"><text:s text:c="4"/>console.log(`${arrayOfSkills[index]}, Nível: ${student[arrayOfSkills[index]]}`);</text:p>
      <text:p text:style-name="P15"><text:s text:c="2"/>}</text:p>
      <text:p text:style-name="P15">};</text:p>
      <text:p text:style-name="P15"/>
      <text:p text:style-name="P15">console.log('Estudante 1');</text:p>
      <text:p text:style-name="P15">listSkills(student1);</text:p>
      <text:p text:style-name="P15"/>
      <text:p text:style-name="P15">console.log('Estudante 2');</text:p>
      <text:p text:style-name="P15">listSkills(student2);</text:p>
      <text:p text:style-name="P15"/>
      <text:p text:style-name="P4"/>
      <text:p text:style-name="P4">Parte III – Object.values</text:p>
      <text:p text:style-name="P4"/>
      <text:p text:style-name="P15">var obj = { foo: "bar", baz: 42 };</text:p>
      <text:p text:style-name="P11">console.log(Object.values(obj)); // ['bar', 42]</text:p>
      <text:p text:style-name="P11"/>
      <text:p text:style-name="P15">// array como objeto</text:p>
      <text:p text:style-name="P11">var obj = { 0: 'a', 1: 'b', 2: 'c' };</text:p>
      <text:p text:style-name="P11">console.log(Object.values(obj)); // ['a', 'b', 'c']</text:p>
      <text:p text:style-name="P11"/>
      <text:p text:style-name="P13">const student = {</text:p>
      <text:p text:style-name="P13"><text:s text:c="2"/>Html: 'Muito Bom',</text:p>
      <text:p text:style-name="P13"><text:s text:c="2"/>Css: 'Bom',</text:p>
      <text:p text:style-name="P13"><text:s text:c="2"/>JavaScript: 'Ótimo',</text:p>
      <text:p text:style-name="P13"><text:soft-page-break/><text:s text:c="2"/>SoftSkill: 'Ótimo',</text:p>
      <text:p text:style-name="P13">};</text:p>
      <text:p text:style-name="P13"/>
      <text:p text:style-name="P13">const listSkillsValuesWithFor = (student) =&gt; {</text:p>
      <text:p text:style-name="P13"><text:s text:c="2"/>const skills = [];</text:p>
      <text:p text:style-name="P13"><text:s text:c="2"/>for(skill in student) {</text:p>
      <text:p text:style-name="P13"><text:s text:c="4"/>skills.push(student[skill]);</text:p>
      <text:p text:style-name="P13"><text:s text:c="2"/>}</text:p>
      <text:p text:style-name="P13"/>
      <text:p text:style-name="P13"><text:s text:c="2"/>return skills;</text:p>
      <text:p text:style-name="P13">};</text:p>
      <text:p text:style-name="P13"/>
      <text:p text:style-name="P13">const listSkillsValuesWithValues = (student) =&gt; Object.values(student);</text:p>
      <text:p text:style-name="P13"/>
      <text:p text:style-name="P13">// Sem Object.values</text:p>
      <text:p text:style-name="P13">console.log(listSkillsValuesWithFor(student));</text:p>
      <text:p text:style-name="P13"/>
      <text:p text:style-name="P13">// Com Object.values</text:p>
      <text:p text:style-name="P13">console.log(listSkillsValuesWithValues(student));</text:p>
      <text:p text:style-name="P9"/>
      <text:p text:style-name="P9"/>
      <text:p text:style-name="P4">Parte IV – Object.entries</text:p>
      <text:p text:style-name="P4"/>
      <text:p text:style-name="P15">var obj = { foo: 'bar', baz: 42 };</text:p>
      <text:p text:style-name="P11">console.log(Object.entries(obj)); // [ ['foo', 'bar'], ['baz', 42] ]</text:p>
      <text:p text:style-name="P15"/>
      <text:p text:style-name="P15">// objeto array-like</text:p>
      <text:p text:style-name="P15">v<text:span text:style-name="T1">ar obj = { 0: 'a', 1: 'b', 2: 'c' };</text:span></text:p>
      <text:p text:style-name="P11">console.log(Object.entries(obj)); // [ ['0', 'a'], ['1', 'b'], ['2', 'c'] ]</text:p>
      <text:p text:style-name="P11"/>
      <text:p text:style-name="P11"/>
      <text:p text:style-name="P4">Parte V – Object.assign</text:p>
      <text:p text:style-name="P4"/>
      <text:p text:style-name="P8">Esse método é utilizado para copiar os valores de todas as propriedades de um ou mais objetos para um objeto destino</text:p>
      <text:p text:style-name="P8"/>
      <text:p text:style-name="P15">const person = {</text:p>
      <text:p text:style-name="P15"><text:s text:c="2"/>name: 'Alberto',</text:p>
      <text:p text:style-name="P15"><text:s text:c="2"/>lastName: 'Gomes',</text:p>
      <text:p text:style-name="P15"><text:s text:c="2"/>age: 20,</text:p>
      <text:p text:style-name="P15">};</text:p>
      <text:p text:style-name="P15"/>
      <text:p text:style-name="P15">const info = {</text:p>
      <text:p text:style-name="P15"><text:s text:c="2"/>age: 23,</text:p>
      <text:p text:style-name="P15"><text:s text:c="2"/>job: 'engenheiro',</text:p>
      <text:p text:style-name="P15">};</text:p>
      <text:p text:style-name="P15"/>
      <text:p text:style-name="P15">const family = {</text:p>
      <text:p text:style-name="P15"><text:s text:c="2"/>children: ['Maria', 'João'],</text:p>
      <text:p text:style-name="P15"><text:s text:c="2"/>wife: 'Ana',</text:p>
      <text:p text:style-name="P15">};</text:p>
      <text:p text:style-name="P15"/>
      <text:p text:style-name="P15"><text:soft-page-break/>Object.assign(person, info, family)</text:p>
      <text:p text:style-name="P15">console.log(person)</text:p>
      <text:p text:style-name="P15"/>
      <text:p text:style-name="P15">/* Output</text:p>
      <text:p text:style-name="P15"><text:s text:c="2"/>{ name: 'Alberto',</text:p>
      <text:p text:style-name="P15"><text:s text:c="2"/>lastName: 'Gomes',</text:p>
      <text:p text:style-name="P15"><text:s text:c="2"/>age: 23,</text:p>
      <text:p text:style-name="P15"><text:s text:c="2"/>job: 'engenheiro',</text:p>
      <text:p text:style-name="P15"><text:s text:c="2"/>child: [ 'Maria', 'João' ],</text:p>
      <text:p text:style-name="P15"><text:s text:c="2"/>wife: 'Ana'</text:p>
      <text:p text:style-name="P15"><text:s text:c="2"/>} */</text:p>
      <text:p text:style-name="P15"/>
      <text:p text:style-name="P12">Com clone, mas os dois são modificados…</text:p>
      <text:p text:style-name="P12"/>
      <text:p text:style-name="P16">const person = {</text:p>
      <text:p text:style-name="P16"><text:s text:c="2"/>name: 'Roberto',</text:p>
      <text:p text:style-name="P16">};</text:p>
      <text:p text:style-name="P16"/>
      <text:p text:style-name="P16">const lastName = {</text:p>
      <text:p text:style-name="P16"><text:s text:c="2"/>lastName: 'Silva',</text:p>
      <text:p text:style-name="P16">};</text:p>
      <text:p text:style-name="P16"/>
      <text:p text:style-name="P16">const clone = Object.assign(person, lastName);</text:p>
      <text:p text:style-name="P16"/>
      <text:p text:style-name="P16">console.log(clone); // { name: 'Roberto', lastName: 'Silva' }</text:p>
      <text:p text:style-name="P16">console.log(person); // { name: 'Roberto', lastName: 'Silva' }</text:p>
      <text:p text:style-name="P16"/>
      <text:p text:style-name="P12">Apenas o novo objeto é modificado</text:p>
      <text:p text:style-name="P12"/>
      <text:p text:style-name="P12"/>
      <text:p text:style-name="P16">const person = {</text:p>
      <text:p text:style-name="P16"><text:s text:c="2"/>name:'Roberto',</text:p>
      <text:p text:style-name="P16">};</text:p>
      <text:p text:style-name="P16"/>
      <text:p text:style-name="P16">const lastName = {</text:p>
      <text:p text:style-name="P16"><text:s text:c="2"/>lastName: 'Silva',</text:p>
      <text:p text:style-name="P16">};</text:p>
      <text:p text:style-name="P16"/>
      <text:p text:style-name="P16">const newPerson = Object.assign({},person,lastName);</text:p>
      <text:p text:style-name="P16">newPerson.name = 'Gilberto';</text:p>
      <text:p text:style-name="P16">console.log(newPerson);</text:p>
      <text:p text:style-name="P16">console.log(person)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2:08:41.240877910</meta:creation-date>
    <meta:generator>LibreOffice/6.4.7.2$Linux_X86_64 LibreOffice_project/40$Build-2</meta:generator>
    <dc:date>2021-05-08T15:37:06.686397412</dc:date>
    <meta:editing-duration>PT3H18M13S</meta:editing-duration>
    <meta:editing-cycles>6</meta:editing-cycles>
    <meta:document-statistic meta:table-count="0" meta:image-count="0" meta:object-count="0" meta:page-count="4" meta:paragraph-count="139" meta:word-count="454" meta:character-count="3434" meta:non-whitespace-character-count="3013"/>
  </office:meta>
</office:document-meta>
</file>